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2" style:family="table-cell" style:parent-style-name="Default" style:data-style-name="N5"/>
    <style:style style:name="ce1" style:family="table-cell" style:parent-style-name="Default" style:data-style-name="N107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4"/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Eps W 10^-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5" calcext:value-type="float">
            <text:p>1,5</text:p>
          </table:table-cell>
          <table:table-cell table:formula="of:=1.984*10" office:value-type="float" office:value="19.84" calcext:value-type="float">
            <text:p>19,84</text:p>
          </table:table-cell>
          <table:table-cell table:formula="of:=13/12*[.A2]-200/3" office:value-type="float" office:value="962.5" calcext:value-type="float">
            <text:p>962,50</text:p>
          </table:table-cell>
          <table:table-cell table:formula="of:=[.B2]*[.C2]" office:value-type="float" office:value="29.76" calcext:value-type="float">
            <text:p>29,760</text:p>
          </table:table-cell>
          <table:table-cell table:formula="of:=   SQRT((0.01/[.C2])*(0.01/[.C2])+(0.1/[.D2])*(0.1/[.D2]))*100000" office:value-type="float" office:value="51.4628912493658" calcext:value-type="float">
            <text:p>51,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2.15*10" office:value-type="float" office:value="21.5" calcext:value-type="float">
            <text:p>21,50</text:p>
          </table:table-cell>
          <table:table-cell table:formula="of:=13/12*[.A3]-200/3" office:value-type="float" office:value="1016.66666666667" calcext:value-type="float">
            <text:p>1 016,67</text:p>
          </table:table-cell>
          <table:table-cell table:formula="of:=[.B3]*[.C3]" office:value-type="float" office:value="32.25" calcext:value-type="float">
            <text:p>32,250</text:p>
          </table:table-cell>
          <table:table-cell table:formula="of:=   SQRT((0.01/[.C3])*(0.01/[.C3])+(0.1/[.D3])*(0.1/[.D3]))*100000" office:value-type="float" office:value="47.5402957135162" calcext:value-type="float">
            <text:p>47,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5" calcext:value-type="float">
            <text:p>1,5</text:p>
          </table:table-cell>
          <table:table-cell table:formula="of:=2.64*10" office:value-type="float" office:value="26.4" calcext:value-type="float">
            <text:p>26,40</text:p>
          </table:table-cell>
          <table:table-cell table:formula="of:=13/12*[.A4]-200/3" office:value-type="float" office:value="1125" calcext:value-type="float">
            <text:p>1 125,00</text:p>
          </table:table-cell>
          <table:table-cell table:formula="of:=[.B4]*[.C4]" office:value-type="float" office:value="39.6" calcext:value-type="float">
            <text:p>39,600</text:p>
          </table:table-cell>
          <table:table-cell table:formula="of:=   SQRT((0.01/[.C4])*(0.01/[.C4])+(0.1/[.D4])*(0.1/[.D4]))*100000" office:value-type="float" office:value="38.9077745038857" calcext:value-type="float">
            <text:p>38,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5" calcext:value-type="float">
            <text:p>1,5</text:p>
          </table:table-cell>
          <table:table-cell table:formula="of:=3.031*10" office:value-type="float" office:value="30.31" calcext:value-type="float">
            <text:p>30,31</text:p>
          </table:table-cell>
          <table:table-cell table:formula="of:=13/12*[.A5]-200/3" office:value-type="float" office:value="1233.33333333333" calcext:value-type="float">
            <text:p>1 233,33</text:p>
          </table:table-cell>
          <table:table-cell table:formula="of:=[.B5]*[.C5]" office:value-type="float" office:value="45.465" calcext:value-type="float">
            <text:p>45,465</text:p>
          </table:table-cell>
          <table:table-cell table:formula="of:=   SQRT((0.01/[.C5])*(0.01/[.C5])+(0.1/[.D5])*(0.1/[.D5]))*100000" office:value-type="float" office:value="33.9741173522446" calcext:value-type="float">
            <text:p>33,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5" calcext:value-type="float">
            <text:p>1,5</text:p>
          </table:table-cell>
          <table:table-cell table:formula="of:=4.008*10" office:value-type="float" office:value="40.08" calcext:value-type="float">
            <text:p>40,08</text:p>
          </table:table-cell>
          <table:table-cell table:formula="of:=13/12*[.A6]-200/3" office:value-type="float" office:value="1341.66666666667" calcext:value-type="float">
            <text:p>1 341,67</text:p>
          </table:table-cell>
          <table:table-cell table:formula="of:=[.B6]*[.C6]" office:value-type="float" office:value="60.12" calcext:value-type="float">
            <text:p>60,120</text:p>
          </table:table-cell>
          <table:table-cell table:formula="of:=   SQRT((0.01/[.C6])*(0.01/[.C6])+(0.1/[.D6])*(0.1/[.D6]))*100000" office:value-type="float" office:value="26.0396023844657" calcext:value-type="float">
            <text:p>26,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5" calcext:value-type="float">
            <text:p>1,5</text:p>
          </table:table-cell>
          <table:table-cell table:formula="of:=5.039*10" office:value-type="float" office:value="50.39" calcext:value-type="float">
            <text:p>50,39</text:p>
          </table:table-cell>
          <table:table-cell table:formula="of:=13/12*[.A7]-200/3" office:value-type="float" office:value="1450" calcext:value-type="float">
            <text:p>1 450,00</text:p>
          </table:table-cell>
          <table:table-cell table:formula="of:=[.B7]*[.C7]" office:value-type="float" office:value="75.585" calcext:value-type="float">
            <text:p>75,585</text:p>
          </table:table-cell>
          <table:table-cell table:formula="of:=   SQRT((0.01/[.C7])*(0.01/[.C7])+(0.1/[.D7])*(0.1/[.D7]))*100000" office:value-type="float" office:value="21.0093950825542" calcext:value-type="float">
            <text:p>21,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formula="of:=6.351*10" office:value-type="float" office:value="63.51" calcext:value-type="float">
            <text:p>63,51</text:p>
          </table:table-cell>
          <table:table-cell table:formula="of:=13/12*[.A8]-200/3" office:value-type="float" office:value="1558.33333333333" calcext:value-type="float">
            <text:p>1 558,33</text:p>
          </table:table-cell>
          <table:table-cell table:formula="of:=[.B8]*[.C8]" office:value-type="float" office:value="95.265" calcext:value-type="float">
            <text:p>95,265</text:p>
          </table:table-cell>
          <table:table-cell table:formula="of:=   SQRT((0.01/[.C8])*(0.01/[.C8])+(0.1/[.D8])*(0.1/[.D8]))*100000" office:value-type="float" office:value="17.002991922597" calcext:value-type="float">
            <text:p>17,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5" calcext:value-type="float">
            <text:p>1,5</text:p>
          </table:table-cell>
          <table:table-cell table:formula="of:=6.948*10" office:value-type="float" office:value="69.48" calcext:value-type="float">
            <text:p>69,48</text:p>
          </table:table-cell>
          <table:table-cell table:formula="of:=13/12*[.A9]-200/3" office:value-type="float" office:value="1666.66666666667" calcext:value-type="float">
            <text:p>1 666,67</text:p>
          </table:table-cell>
          <table:table-cell table:formula="of:=[.B9]*[.C9]" office:value-type="float" office:value="104.22" calcext:value-type="float">
            <text:p>104,220</text:p>
          </table:table-cell>
          <table:table-cell table:formula="of:=   SQRT((0.01/[.C9])*(0.01/[.C9])+(0.1/[.D9])*(0.1/[.D9]))*100000" office:value-type="float" office:value="15.5931980787549" calcext:value-type="float">
            <text:p>15,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5" calcext:value-type="float">
            <text:p>1,5</text:p>
          </table:table-cell>
          <table:table-cell table:formula="of:=8.135*10" office:value-type="float" office:value="81.35" calcext:value-type="float">
            <text:p>81,35</text:p>
          </table:table-cell>
          <table:table-cell table:formula="of:=13/12*[.A10]-200/3" office:value-type="float" office:value="1775" calcext:value-type="float">
            <text:p>1 775,00</text:p>
          </table:table-cell>
          <table:table-cell table:formula="of:=[.B10]*[.C10]" office:value-type="float" office:value="122.025" calcext:value-type="float">
            <text:p>122,025</text:p>
          </table:table-cell>
          <table:table-cell table:formula="of:=   SQRT((0.01/[.C10])*(0.01/[.C10])+(0.1/[.D10])*(0.1/[.D10]))*100000" office:value-type="float" office:value="13.5220870901494" calcext:value-type="float">
            <text:p>13,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formula="of:=8.665*10" office:value-type="float" office:value="86.65" calcext:value-type="float">
            <text:p>86,65</text:p>
          </table:table-cell>
          <table:table-cell table:formula="of:=13/12*[.A11]-200/3" office:value-type="float" office:value="1883.33333333333" calcext:value-type="float">
            <text:p>1 883,33</text:p>
          </table:table-cell>
          <table:table-cell table:formula="of:=[.B11]*[.C11]" office:value-type="float" office:value="129.975" calcext:value-type="float">
            <text:p>129,975</text:p>
          </table:table-cell>
          <table:table-cell table:formula="of:=   SQRT((0.01/[.C11])*(0.01/[.C11])+(0.1/[.D11])*(0.1/[.D11]))*100000" office:value-type="float" office:value="12.7035662804221" calcext:value-type="float">
            <text:p>12,7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,5</text:p>
          </table:table-cell>
          <table:table-cell table:formula="of:=8.925*10" office:value-type="float" office:value="89.25" calcext:value-type="float">
            <text:p>89,25</text:p>
          </table:table-cell>
          <table:table-cell table:formula="of:=13/12*[.A12]-200/3" office:value-type="float" office:value="1991.66666666667" calcext:value-type="float">
            <text:p>1 991,67</text:p>
          </table:table-cell>
          <table:table-cell table:formula="of:=[.B12]*[.C12]" office:value-type="float" office:value="133.875" calcext:value-type="float">
            <text:p>133,875</text:p>
          </table:table-cell>
          <table:table-cell table:formula="of:=   SQRT((0.01/[.C12])*(0.01/[.C12])+(0.1/[.D12])*(0.1/[.D12]))*100000" office:value-type="float" office:value="12.2780313947985" calcext:value-type="float">
            <text:p>12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.00.0000</text:date>, <text:time style:data-style-name="N2" text:time-value="22:38:42.71039977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23:04:49.316205005</meta:creation-date>
    <dc:date>2022-09-19T22:39:07.610908576</dc:date>
    <meta:editing-duration>PT26M43S</meta:editing-duration>
    <meta:editing-cycles>6</meta:editing-cycles>
    <meta:generator>LibreOffice/6.4.7.2$Linux_X86_64 LibreOffice_project/40$Build-2</meta:generator>
    <meta:document-statistic meta:table-count="1" meta:cell-count="72" meta:object-count="0"/>
  </office:meta>
</office:document-meta>
</file>